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TestBean.setShort1( short shor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Floa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Float2( Float floa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Lon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Short2( Short shor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Double1( double doubl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Int1( int in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Shor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I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Floa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Double2( Double doubl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Long2( Long lon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Doubl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Int2( Integer in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Float1( float floa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BigDecimal( BigDecimal big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Shor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Long1( long lo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Lon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setBigInteger( BigInteger big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TestBean.getDoubl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